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 fo:font-size="12pt" officeooo:paragraph-rsid="0027f546" style:font-size-asian="12pt" style:font-size-complex="12pt"/>
    </style:style>
    <style:style style:name="P2" style:family="paragraph" style:parent-style-name="Standard">
      <style:text-properties fo:font-size="12pt" officeooo:rsid="0041573e" officeooo:paragraph-rsid="0041573e" style:font-size-asian="12pt" style:font-size-complex="12pt"/>
    </style:style>
    <style:style style:name="P3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4" style:family="paragraph" style:parent-style-name="Standard" style:list-style-name="L1">
      <style:paragraph-properties fo:margin-left="2.498cm" fo:margin-right="0cm" fo:text-indent="-0.635cm" style:auto-text-indent="false"/>
      <style:text-properties style:font-name="Times New Roman1" fo:font-size="12pt" officeooo:paragraph-rsid="0027f546" style:font-size-asian="12pt" style:font-size-complex="12pt"/>
    </style:style>
    <style:style style:name="P5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6" style:family="paragraph" style:parent-style-name="question">
      <style:text-properties officeooo:paragraph-rsid="0027f546"/>
    </style:style>
    <style:style style:name="P7" style:family="paragraph" style:parent-style-name="question">
      <style:text-properties officeooo:rsid="004256f5" officeooo:paragraph-rsid="004256f5"/>
    </style:style>
    <style:style style:name="P8" style:family="paragraph" style:parent-style-name="codeSource">
      <style:text-properties fo:background-color="#000000"/>
    </style:style>
    <style:style style:name="T1" style:family="text">
      <style:text-properties officeooo:rsid="00201a87"/>
    </style:style>
    <style:style style:name="T2" style:family="text">
      <style:text-properties officeooo:rsid="0039d017"/>
    </style:style>
    <style:style style:name="T3" style:family="text">
      <style:text-properties officeooo:rsid="003fed5d"/>
    </style:style>
    <style:style style:name="T4" style:family="text">
      <style:text-properties officeooo:rsid="0041573e"/>
    </style:style>
    <style:style style:name="T5" style:family="text">
      <style:text-properties officeooo:rsid="004256f5"/>
    </style:style>
    <style:style style:name="T6" style:family="text">
      <style:text-properties officeooo:rsid="00426022"/>
    </style:style>
    <style:style style:name="T7" style:family="text">
      <style:text-properties officeooo:rsid="00444684"/>
    </style:style>
    <style:style style:name="T8" style:family="text">
      <style:text-properties officeooo:rsid="0045e35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256f5" style:font-weight-asian="bold" style:font-weight-complex="bold"/>
    </style:style>
    <style:style style:name="T11" style:family="text">
      <style:text-properties fo:color="#ff00cc" fo:font-weight="bold" officeooo:rsid="004256f5" style:font-weight-asian="bold" style:font-weight-complex="bold"/>
    </style:style>
    <style:style style:name="T12" style:family="text">
      <style:text-properties fo:background-color="#000000" loext:char-shading-value="0"/>
    </style:style>
    <style:style style:name="T13" style:family="text">
      <style:text-properties officeooo:rsid="0045e35b" fo:background-color="#000000" loext:char-shading-value="0"/>
    </style:style>
    <style:style style:name="T14" style:family="text">
      <style:text-properties officeooo:rsid="0045e35b" fo:background-color="#000000" loext:char-shading-value="0"/>
    </style:style>
    <style:style style:name="T15" style:family="text">
      <style:text-properties officeooo:rsid="00426022" fo:background-color="#000000" loext:char-shading-value="0"/>
    </style:style>
    <style:style style:name="T16" style:family="text">
      <style:text-properties officeooo:rsid="00426022" fo:background-color="#000000" loext:char-shading-value="0"/>
    </style:style>
    <style:style style:name="T17" style:family="text">
      <style:text-properties fo:background-color="#0000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5" text:outline-level="4"><text:tab/><text:tab/>S<text:span text:style-name="T2">NIR</text:span> 1</text:h>
          </table:table-cell>
        </table:table-row>
        <table:table-row table:style-name="Tableau1.2">
          <table:table-cell table:style-name="Tableau1.A2" office:value-type="string">
            <text:p text:style-name="P3">Langage C<text:tab/><text:tab/><text:span text:style-name="T3">arguments de la ligne de commande</text:span></text:p>
          </table:table-cell>
        </table:table-row>
        <table:table-row table:style-name="Tableau1.2">
          <table:table-cell table:style-name="Tableau1.A2" office:value-type="string">
            <text:p text:style-name="P3">~ Travaux Dirigés : <text:span text:style-name="T4">Utilisation de argc et argv</text:span> en C</text:p>
          </table:table-cell>
        </table:table-row>
      </table:table>
      <text:p text:style-name="P2">On rappel que pour pouvoir utiliser les arguments de la ligne de commande le programme principal doit avoir l'aspect suivant :</text:p>
      <text:p text:style-name="codeSource">int main(int argc, char *argv[])</text:p>
      <text:p text:style-name="codeSource">{</text:p>
      <text:p text:style-name="codeSource"/>
      <text:p text:style-name="codeSource">return 0;</text:p>
      <text:p text:style-name="codeSource">}</text:p>
      <text:list xml:id="list200700807" text:style-name="Numbering_20_1">
        <text:list-item>
          <text:p text:style-name="P6"><text:span text:style-name="T5">Ecrivez un programme permettant d'afficher l'ensemble des arguments passés en ligne de commande (pour rappel, le fichier executable de votre programme se trouve dans le sous répertoire de votre projet </text:span><text:span text:style-name="T11">dist/Debug/GNU-Linux</text:span><text:span text:style-name="T5">)</text:span>. </text:p>
        </text:list-item>
      </text:list>
      <text:list xml:id="list3318773701" text:style-name="L1">
        <text:list-header>
          <text:p text:style-name="P4"/>
        </text:list-header>
      </text:list>
      <text:p text:style-name="P1"/>
      <text:list xml:id="list150249393541177" text:continue-list="list200700807" text:style-name="Numbering_20_1">
        <text:list-item>
          <text:p text:style-name="P7">Ecrivez un programme "<text:span text:style-name="T9">operation</text:span>" qui prendra en paramètre de la ligne de commande une opération, deux valeurs <text:span text:style-name="T6">réelles </text:span>et affichera le résultat.</text:p>
        </text:list-item>
      </text:list>
      <text:p text:style-name="codeSource">Exemple :</text:p>
      <text:p text:style-name="P8">./operation + 5 6.<text:span text:style-name="T6">5</text:span></text:p>
      <text:p text:style-name="codeSource">affichera : <text:span text:style-name="T17">5</text:span><text:span text:style-name="T14">.00</text:span><text:span text:style-name="T17"> + 6</text:span><text:span text:style-name="T14">.50</text:span><text:span text:style-name="T17"> = 11.</text:span><text:span text:style-name="T16">50</text:span></text:p>
      <text:p text:style-name="P8">./operation * <text:span text:style-name="T5">3.5 2</text:span></text:p>
      <text:p text:style-name="codeSource">affichera : <text:span text:style-name="T17">3.</text:span><text:span text:style-name="T16">50</text:span><text:span text:style-name="T17"> * </text:span><text:span text:style-name="T16">2.00</text:span><text:span text:style-name="T17"> = </text:span><text:span text:style-name="T16">7.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19-12-11T15:02:48.614533077</dc:date>
    <dc:language>en-US</dc:language>
    <meta:editing-cycles>57</meta:editing-cycles>
    <meta:editing-duration>PT18H19M35S</meta:editing-duration>
    <meta:document-statistic meta:table-count="1" meta:image-count="0" meta:object-count="0" meta:page-count="1" meta:paragraph-count="16" meta:word-count="131" meta:character-count="753" meta:non-whitespace-character-count="636"/>
    <meta:user-defined meta:name="Info 1"/>
    <meta:user-defined meta:name="Info 2"/>
    <meta:user-defined meta:name="Info 3"/>
    <meta:user-defined meta:name="Info 4"/>
  </office:meta>
</office:document-meta>
</file>